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3.055cm"/>
    </style:style>
    <style:style style:name="co5" style:family="table-column">
      <style:table-column-properties fo:break-before="auto" style:column-width="3.649cm"/>
    </style:style>
    <style:style style:name="co6" style:family="table-column">
      <style:table-column-properties fo:break-before="auto" style:column-width="2.843cm"/>
    </style:style>
    <style:style style:name="co7" style:family="table-column">
      <style:table-column-properties fo:break-before="auto" style:column-width="2.856cm"/>
    </style:style>
    <style:style style:name="co8" style:family="table-column">
      <style:table-column-properties fo:break-before="auto" style:column-width="3.374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3.1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 style:data-style-name="N11">
      <style:table-cell-properties fo:background-color="#ffff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 style:data-style-name="N4">
      <style:table-cell-properties fo:background-color="#ffff00"/>
      <style:text-properties fo:color="#c9211e"/>
    </style:style>
    <style:style style:name="ce1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oblem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discount rate</text:p>
          </table:table-cell>
          <table:table-cell table:style-name="ce1" office:value-type="percentage" office:value="0.07" calcext:value-type="percentage">
            <text:p>7.00%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Gravity</text:p>
          </table:table-cell>
          <table:table-cell table:style-name="ce2"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costs</text:p>
          </table:table-cell>
          <table:table-cell table:style-name="ce2" office:value-type="string" calcext:value-type="string">
            <text:p>power costs</text:p>
          </table:table-cell>
          <table:table-cell table:style-name="ce2" office:value-type="string" calcext:value-type="string">
            <text:p>benefits</text:p>
          </table:table-cell>
          <table:table-cell table:style-name="ce2" office:value-type="string" calcext:value-type="string">
            <text:p>discounted costs</text:p>
          </table:table-cell>
          <table:table-cell table:style-name="ce2" office:value-type="string" calcext:value-type="string">
            <text:p>discounted benefits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00000" calcext:value-type="float">
            <text:p>2900000</text:p>
          </table:table-cell>
          <table:table-cell table:number-columns-repeated="2"/>
          <table:table-cell table:formula="of:=([.D6]+[.E6])/(1+[.$C$2])^[.C6]" office:value-type="float" office:value="2900000" calcext:value-type="float">
            <text:p>2900000</text:p>
          </table:table-cell>
          <table:table-cell table:formula="of:=([.F6])/(1+[.$C$2])^[.C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20000" calcext:value-type="float">
            <text:p>220000</text:p>
          </table:table-cell>
          <table:table-cell table:formula="of:=([.D7]+[.E7])/(1+[.$C$2])^[.C7]" office:value-type="float" office:value="9345.79439252336" calcext:value-type="float">
            <text:p>9345.79439252336</text:p>
          </table:table-cell>
          <table:table-cell table:formula="of:=([.F7])/(1+[.$C$2])^[.C7]" office:value-type="float" office:value="205607.476635514" calcext:value-type="float">
            <text:p>205607.47663551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20000" calcext:value-type="float">
            <text:p>220000</text:p>
          </table:table-cell>
          <table:table-cell table:formula="of:=([.D8]+[.E8])/(1+[.$C$2])^[.C8]" office:value-type="float" office:value="8734.38728273212" calcext:value-type="float">
            <text:p>8734.38728273212</text:p>
          </table:table-cell>
          <table:table-cell table:formula="of:=([.F8])/(1+[.$C$2])^[.C8]" office:value-type="float" office:value="192156.520220107" calcext:value-type="float">
            <text:p>192156.52022010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20000" calcext:value-type="float">
            <text:p>220000</text:p>
          </table:table-cell>
          <table:table-cell table:formula="of:=([.D9]+[.E9])/(1+[.$C$2])^[.C9]" office:value-type="float" office:value="8162.97876890852" calcext:value-type="float">
            <text:p>8162.97876890852</text:p>
          </table:table-cell>
          <table:table-cell table:formula="of:=([.F9])/(1+[.$C$2])^[.C9]" office:value-type="float" office:value="179585.532915987" calcext:value-type="float">
            <text:p>179585.53291598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20000" calcext:value-type="float">
            <text:p>220000</text:p>
          </table:table-cell>
          <table:table-cell table:formula="of:=([.D10]+[.E10])/(1+[.$C$2])^[.C10]" office:value-type="float" office:value="7628.95212047525" calcext:value-type="float">
            <text:p>7628.95212047525</text:p>
          </table:table-cell>
          <table:table-cell table:formula="of:=([.F10])/(1+[.$C$2])^[.C10]" office:value-type="float" office:value="167836.946650456" calcext:value-type="float">
            <text:p>167836.946650456</text:p>
          </table:table-cell>
        </table:table-row>
        <table:table-row-group table:display="false">
          <table:table-row table:style-name="ro1" table:visibility="collapse">
            <table:table-cell table:number-columns-repeated="2"/>
            <table:table-cell office:value-type="float" office:value="5" calcext:value-type="float">
              <text:p>5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11]+[.E11])/(1+[.$C$2])^[.C11]" office:value-type="float" office:value="7129.86179483668" calcext:value-type="float">
              <text:p>7129.86179483668</text:p>
            </table:table-cell>
            <table:table-cell table:formula="of:=([.F11])/(1+[.$C$2])^[.C11]" office:value-type="float" office:value="156856.959486407" calcext:value-type="float">
              <text:p>156856.959486407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6" calcext:value-type="float">
              <text:p>6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12]+[.E12])/(1+[.$C$2])^[.C12]" office:value-type="float" office:value="6663.42223816512" calcext:value-type="float">
              <text:p>6663.42223816512</text:p>
            </table:table-cell>
            <table:table-cell table:formula="of:=([.F12])/(1+[.$C$2])^[.C12]" office:value-type="float" office:value="146595.289239633" calcext:value-type="float">
              <text:p>146595.289239633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7" calcext:value-type="float">
              <text:p>7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13]+[.E13])/(1+[.$C$2])^[.C13]" office:value-type="float" office:value="6227.49741884591" calcext:value-type="float">
              <text:p>6227.49741884591</text:p>
            </table:table-cell>
            <table:table-cell table:formula="of:=([.F13])/(1+[.$C$2])^[.C13]" office:value-type="float" office:value="137004.94321461" calcext:value-type="float">
              <text:p>137004.94321461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8" calcext:value-type="float">
              <text:p>8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14]+[.E14])/(1+[.$C$2])^[.C14]" office:value-type="float" office:value="5820.09104565038" calcext:value-type="float">
              <text:p>5820.09104565038</text:p>
            </table:table-cell>
            <table:table-cell table:formula="of:=([.F14])/(1+[.$C$2])^[.C14]" office:value-type="float" office:value="128042.003004308" calcext:value-type="float">
              <text:p>128042.003004308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9" calcext:value-type="float">
              <text:p>9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15]+[.E15])/(1+[.$C$2])^[.C15]" office:value-type="float" office:value="5439.33742584148" calcext:value-type="float">
              <text:p>5439.33742584148</text:p>
            </table:table-cell>
            <table:table-cell table:formula="of:=([.F15])/(1+[.$C$2])^[.C15]" office:value-type="float" office:value="119665.423368513" calcext:value-type="float">
              <text:p>119665.423368513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0" calcext:value-type="float">
              <text:p>10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16]+[.E16])/(1+[.$C$2])^[.C16]" office:value-type="float" office:value="5083.49292134718" calcext:value-type="float">
              <text:p>5083.49292134718</text:p>
            </table:table-cell>
            <table:table-cell table:formula="of:=([.F16])/(1+[.$C$2])^[.C16]" office:value-type="float" office:value="111836.844269638" calcext:value-type="float">
              <text:p>111836.844269638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1" calcext:value-type="float">
              <text:p>11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17]+[.E17])/(1+[.$C$2])^[.C17]" office:value-type="float" office:value="4750.92796387586" calcext:value-type="float">
              <text:p>4750.92796387586</text:p>
            </table:table-cell>
            <table:table-cell table:formula="of:=([.F17])/(1+[.$C$2])^[.C17]" office:value-type="float" office:value="104520.415205269" calcext:value-type="float">
              <text:p>104520.41520526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2" calcext:value-type="float">
              <text:p>12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18]+[.E18])/(1+[.$C$2])^[.C18]" office:value-type="float" office:value="4440.11959240735" calcext:value-type="float">
              <text:p>4440.11959240735</text:p>
            </table:table-cell>
            <table:table-cell table:formula="of:=([.F18])/(1+[.$C$2])^[.C18]" office:value-type="float" office:value="97682.6310329617" calcext:value-type="float">
              <text:p>97682.6310329617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3" calcext:value-type="float">
              <text:p>13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19]+[.E19])/(1+[.$C$2])^[.C19]" office:value-type="float" office:value="4149.64447888537" calcext:value-type="float">
              <text:p>4149.64447888537</text:p>
            </table:table-cell>
            <table:table-cell table:formula="of:=([.F19])/(1+[.$C$2])^[.C19]" office:value-type="float" office:value="91292.1785354782" calcext:value-type="float">
              <text:p>91292.1785354782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4" calcext:value-type="float">
              <text:p>14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20]+[.E20])/(1+[.$C$2])^[.C20]" office:value-type="float" office:value="3878.17241017325" calcext:value-type="float">
              <text:p>3878.17241017325</text:p>
            </table:table-cell>
            <table:table-cell table:formula="of:=([.F20])/(1+[.$C$2])^[.C20]" office:value-type="float" office:value="85319.7930238114" calcext:value-type="float">
              <text:p>85319.7930238114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5" calcext:value-type="float">
              <text:p>15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21]+[.E21])/(1+[.$C$2])^[.C21]" office:value-type="float" office:value="3624.46019642359" calcext:value-type="float">
              <text:p>3624.46019642359</text:p>
            </table:table-cell>
            <table:table-cell table:formula="of:=([.F21])/(1+[.$C$2])^[.C21]" office:value-type="float" office:value="79738.1243213191" calcext:value-type="float">
              <text:p>79738.1243213191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6" calcext:value-type="float">
              <text:p>16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22]+[.E22])/(1+[.$C$2])^[.C22]" office:value-type="float" office:value="3387.34597796598" calcext:value-type="float">
              <text:p>3387.34597796598</text:p>
            </table:table-cell>
            <table:table-cell table:formula="of:=([.F22])/(1+[.$C$2])^[.C22]" office:value-type="float" office:value="74521.6115152515" calcext:value-type="float">
              <text:p>74521.6115152515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7" calcext:value-type="float">
              <text:p>17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23]+[.E23])/(1+[.$C$2])^[.C23]" office:value-type="float" office:value="3165.7439046411" calcext:value-type="float">
              <text:p>3165.7439046411</text:p>
            </table:table-cell>
            <table:table-cell table:formula="of:=([.F23])/(1+[.$C$2])^[.C23]" office:value-type="float" office:value="69646.3659021042" calcext:value-type="float">
              <text:p>69646.3659021042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8" calcext:value-type="float">
              <text:p>18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24]+[.E24])/(1+[.$C$2])^[.C24]" office:value-type="float" office:value="2958.63916321598" calcext:value-type="float">
              <text:p>2958.63916321598</text:p>
            </table:table-cell>
            <table:table-cell table:formula="of:=([.F24])/(1+[.$C$2])^[.C24]" office:value-type="float" office:value="65090.0615907516" calcext:value-type="float">
              <text:p>65090.0615907516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9" calcext:value-type="float">
              <text:p>19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25]+[.E25])/(1+[.$C$2])^[.C25]" office:value-type="float" office:value="2765.08333010839" calcext:value-type="float">
              <text:p>2765.08333010839</text:p>
            </table:table-cell>
            <table:table-cell table:formula="of:=([.F25])/(1+[.$C$2])^[.C25]" office:value-type="float" office:value="60831.8332623846" calcext:value-type="float">
              <text:p>60831.8332623846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0" calcext:value-type="float">
              <text:p>20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220000" calcext:value-type="float">
              <text:p>220000</text:p>
            </table:table-cell>
            <table:table-cell table:formula="of:=([.D26]+[.E26])/(1+[.$C$2])^[.C26]" office:value-type="float" office:value="2584.19002813868" calcext:value-type="float">
              <text:p>2584.19002813868</text:p>
            </table:table-cell>
            <table:table-cell table:formula="of:=([.F26])/(1+[.$C$2])^[.C26]" office:value-type="float" office:value="56852.1806190511" calcext:value-type="float">
              <text:p>56852.1806190511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1" calcext:value-type="float">
              <text:p>21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27]+[.E27])/(1+[.$C$2])^[.C27]" office:value-type="float" office:value="2415.13086741933" calcext:value-type="float">
              <text:p>2415.13086741933</text:p>
            </table:table-cell>
            <table:table-cell table:formula="of:=([.F27])/(1+[.$C$2])^[.C27]" office:value-type="float" office:value="94190.1038293539" calcext:value-type="float">
              <text:p>94190.103829353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2" calcext:value-type="float">
              <text:p>22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28]+[.E28])/(1+[.$C$2])^[.C28]" office:value-type="float" office:value="2257.13165179377" calcext:value-type="float">
              <text:p>2257.13165179377</text:p>
            </table:table-cell>
            <table:table-cell table:formula="of:=([.F28])/(1+[.$C$2])^[.C28]" office:value-type="float" office:value="88028.1344199569" calcext:value-type="float">
              <text:p>88028.134419956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3" calcext:value-type="float">
              <text:p>23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29]+[.E29])/(1+[.$C$2])^[.C29]" office:value-type="float" office:value="2109.46883345212" calcext:value-type="float">
              <text:p>2109.46883345212</text:p>
            </table:table-cell>
            <table:table-cell table:formula="of:=([.F29])/(1+[.$C$2])^[.C29]" office:value-type="float" office:value="82269.2845046326" calcext:value-type="float">
              <text:p>82269.2845046326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4" calcext:value-type="float">
              <text:p>24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30]+[.E30])/(1+[.$C$2])^[.C30]" office:value-type="float" office:value="1971.46619948796" calcext:value-type="float">
              <text:p>1971.46619948796</text:p>
            </table:table-cell>
            <table:table-cell table:formula="of:=([.F30])/(1+[.$C$2])^[.C30]" office:value-type="float" office:value="76887.1817800305" calcext:value-type="float">
              <text:p>76887.1817800305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5" calcext:value-type="float">
              <text:p>25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31]+[.E31])/(1+[.$C$2])^[.C31]" office:value-type="float" office:value="1842.49177522239" calcext:value-type="float">
              <text:p>1842.49177522239</text:p>
            </table:table-cell>
            <table:table-cell table:formula="of:=([.F31])/(1+[.$C$2])^[.C31]" office:value-type="float" office:value="71857.1792336734" calcext:value-type="float">
              <text:p>71857.1792336734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6" calcext:value-type="float">
              <text:p>26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32]+[.E32])/(1+[.$C$2])^[.C32]" office:value-type="float" office:value="1721.95493011439" calcext:value-type="float">
              <text:p>1721.95493011439</text:p>
            </table:table-cell>
            <table:table-cell table:formula="of:=([.F32])/(1+[.$C$2])^[.C32]" office:value-type="float" office:value="67156.2422744611" calcext:value-type="float">
              <text:p>67156.2422744611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7" calcext:value-type="float">
              <text:p>27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33]+[.E33])/(1+[.$C$2])^[.C33]" office:value-type="float" office:value="1609.3036730041" calcext:value-type="float">
              <text:p>1609.3036730041</text:p>
            </table:table-cell>
            <table:table-cell table:formula="of:=([.F33])/(1+[.$C$2])^[.C33]" office:value-type="float" office:value="62762.8432471599" calcext:value-type="float">
              <text:p>62762.843247159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8" calcext:value-type="float">
              <text:p>28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34]+[.E34])/(1+[.$C$2])^[.C34]" office:value-type="float" office:value="1504.0221243029" calcext:value-type="float">
              <text:p>1504.0221243029</text:p>
            </table:table-cell>
            <table:table-cell table:formula="of:=([.F34])/(1+[.$C$2])^[.C34]" office:value-type="float" office:value="58656.862847813" calcext:value-type="float">
              <text:p>58656.862847813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9" calcext:value-type="float">
              <text:p>29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35]+[.E35])/(1+[.$C$2])^[.C35]" office:value-type="float" office:value="1405.62815355411" calcext:value-type="float">
              <text:p>1405.62815355411</text:p>
            </table:table-cell>
            <table:table-cell table:formula="of:=([.F35])/(1+[.$C$2])^[.C35]" office:value-type="float" office:value="54819.4979886102" calcext:value-type="float">
              <text:p>54819.4979886102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0" calcext:value-type="float">
              <text:p>30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36]+[.E36])/(1+[.$C$2])^[.C36]" office:value-type="float" office:value="1313.6711715459" calcext:value-type="float">
              <text:p>1313.6711715459</text:p>
            </table:table-cell>
            <table:table-cell table:formula="of:=([.F36])/(1+[.$C$2])^[.C36]" office:value-type="float" office:value="51233.17569029" calcext:value-type="float">
              <text:p>51233.1756902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1" calcext:value-type="float">
              <text:p>31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37]+[.E37])/(1+[.$C$2])^[.C37]" office:value-type="float" office:value="1227.73006686532" calcext:value-type="float">
              <text:p>1227.73006686532</text:p>
            </table:table-cell>
            <table:table-cell table:formula="of:=([.F37])/(1+[.$C$2])^[.C37]" office:value-type="float" office:value="47881.4726077476" calcext:value-type="float">
              <text:p>47881.4726077476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2" calcext:value-type="float">
              <text:p>32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38]+[.E38])/(1+[.$C$2])^[.C38]" office:value-type="float" office:value="1147.41127744423" calcext:value-type="float">
              <text:p>1147.41127744423</text:p>
            </table:table-cell>
            <table:table-cell table:formula="of:=([.F38])/(1+[.$C$2])^[.C38]" office:value-type="float" office:value="44749.0398203249" calcext:value-type="float">
              <text:p>44749.039820324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3" calcext:value-type="float">
              <text:p>33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39]+[.E39])/(1+[.$C$2])^[.C39]" office:value-type="float" office:value="1072.34698826563" calcext:value-type="float">
              <text:p>1072.34698826563</text:p>
            </table:table-cell>
            <table:table-cell table:formula="of:=([.F39])/(1+[.$C$2])^[.C39]" office:value-type="float" office:value="41821.5325423597" calcext:value-type="float">
              <text:p>41821.5325423597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4" calcext:value-type="float">
              <text:p>34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40]+[.E40])/(1+[.$C$2])^[.C40]" office:value-type="float" office:value="1002.19344697723" calcext:value-type="float">
              <text:p>1002.19344697723</text:p>
            </table:table-cell>
            <table:table-cell table:formula="of:=([.F40])/(1+[.$C$2])^[.C40]" office:value-type="float" office:value="39085.5444321119" calcext:value-type="float">
              <text:p>39085.544432111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5" calcext:value-type="float">
              <text:p>35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41]+[.E41])/(1+[.$C$2])^[.C41]" office:value-type="float" office:value="936.629389698343" calcext:value-type="float">
              <text:p>936.629389698343</text:p>
            </table:table-cell>
            <table:table-cell table:formula="of:=([.F41])/(1+[.$C$2])^[.C41]" office:value-type="float" office:value="36528.5461982354" calcext:value-type="float">
              <text:p>36528.5461982354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6" calcext:value-type="float">
              <text:p>36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42]+[.E42])/(1+[.$C$2])^[.C42]" office:value-type="float" office:value="875.354569811535" calcext:value-type="float">
              <text:p>875.354569811535</text:p>
            </table:table-cell>
            <table:table-cell table:formula="of:=([.F42])/(1+[.$C$2])^[.C42]" office:value-type="float" office:value="34138.8282226499" calcext:value-type="float">
              <text:p>34138.828222649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7" calcext:value-type="float">
              <text:p>37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43]+[.E43])/(1+[.$C$2])^[.C43]" office:value-type="float" office:value="818.088383001435" calcext:value-type="float">
              <text:p>818.088383001435</text:p>
            </table:table-cell>
            <table:table-cell table:formula="of:=([.F43])/(1+[.$C$2])^[.C43]" office:value-type="float" office:value="31905.446937056" calcext:value-type="float">
              <text:p>31905.446937056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8" calcext:value-type="float">
              <text:p>38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44]+[.E44])/(1+[.$C$2])^[.C44]" office:value-type="float" office:value="764.568582244332" calcext:value-type="float">
              <text:p>764.568582244332</text:p>
            </table:table-cell>
            <table:table-cell table:formula="of:=([.F44])/(1+[.$C$2])^[.C44]" office:value-type="float" office:value="29818.1747075289" calcext:value-type="float">
              <text:p>29818.174707528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9" calcext:value-type="float">
              <text:p>39</text:p>
            </table:table-cell>
            <table:table-cell office:value-type="float" office:value="10000" calcext:value-type="float">
              <text:p>10000</text:p>
            </table:table-cell>
            <table:table-cell/>
            <table:table-cell office:value-type="float" office:value="390000" calcext:value-type="float">
              <text:p>390000</text:p>
            </table:table-cell>
            <table:table-cell table:formula="of:=([.D45]+[.E45])/(1+[.$C$2])^[.C45]" office:value-type="float" office:value="714.550076863861" calcext:value-type="float">
              <text:p>714.550076863861</text:p>
            </table:table-cell>
            <table:table-cell table:formula="of:=([.F45])/(1+[.$C$2])^[.C45]" office:value-type="float" office:value="27867.4529976906" calcext:value-type="float">
              <text:p>27867.4529976906</text:p>
            </table:table-cell>
          </table:table-row>
        </table:table-row-group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90000" calcext:value-type="float">
            <text:p>390000</text:p>
          </table:table-cell>
          <table:table-cell table:formula="of:=([.D46]+[.E46])/(1+[.$C$2])^[.C46]" office:value-type="float" office:value="667.803810153141" calcext:value-type="float">
            <text:p>667.803810153141</text:p>
          </table:table-cell>
          <table:table-cell table:formula="of:=([.F46])/(1+[.$C$2])^[.C46]" office:value-type="float" office:value="26044.3485959725" calcext:value-type="float">
            <text:p>26044.3485959725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um</text:p>
          </table:table-cell>
          <table:table-cell table:style-name="ce3" table:number-columns-repeated="3"/>
          <table:table-cell table:style-name="ce3" table:formula="of:=SUM([.G6:.G46])" office:value-type="float" office:value="3033317.08842638" calcext:value-type="float">
            <text:p>3033317.08842638</text:p>
          </table:table-cell>
          <table:table-cell table:style-name="ce3" table:formula="of:=SUM([.H6:.H46])" office:value-type="float" office:value="3398384.02689121" calcext:value-type="float">
            <text:p>3398384.02689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 Calculate B/C ratio</text:p>
          </table:table-cell>
          <table:table-cell table:number-columns-repeated="4"/>
          <table:table-cell table:style-name="ce4" table:formula="of:=[.H47]/[.G47]" office:value-type="float" office:value="1.12035238249827" calcext:value-type="float">
            <text:p>1.1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Pumping</text:p>
          </table:table-cell>
          <table:table-cell table:style-name="ce2"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costs</text:p>
          </table:table-cell>
          <table:table-cell table:style-name="ce2" office:value-type="string" calcext:value-type="string">
            <text:p>power costs</text:p>
          </table:table-cell>
          <table:table-cell table:style-name="ce2" office:value-type="string" calcext:value-type="string">
            <text:p>benefits</text:p>
          </table:table-cell>
          <table:table-cell table:style-name="ce2" office:value-type="string" calcext:value-type="string">
            <text:p>discounted costs</text:p>
          </table:table-cell>
          <table:table-cell table:style-name="ce2" office:value-type="string" calcext:value-type="string">
            <text:p>discounted benefits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0000" calcext:value-type="float">
            <text:p>1500000</text:p>
          </table:table-cell>
          <table:table-cell table:number-columns-repeated="2"/>
          <table:table-cell table:formula="of:=([.D52]+[.E52])/(1+[.$C$2])^[.$C52]" office:value-type="float" office:value="1500000" calcext:value-type="float">
            <text:p>1500000</text:p>
          </table:table-cell>
          <table:table-cell table:formula="of:=([.F52])/(1+[.$C$2])^[.$C5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220000" calcext:value-type="float">
            <text:p>220000</text:p>
          </table:table-cell>
          <table:table-cell table:formula="of:=([.D53]+[.E53])/(1+[.$C$2])^[.C53]" office:value-type="float" office:value="88785.046728972" calcext:value-type="float">
            <text:p>88785.046728972</text:p>
          </table:table-cell>
          <table:table-cell table:formula="of:=([.F53])/(1+[.$C$2])^[.$C53]" office:value-type="float" office:value="205607.476635514" calcext:value-type="float">
            <text:p>205607.47663551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$D$53]" office:value-type="float" office:value="25000" calcext:value-type="float">
            <text:p>25000</text:p>
          </table:table-cell>
          <table:table-cell table:formula="of:=[.$E$53]" office:value-type="float" office:value="70000" calcext:value-type="float">
            <text:p>70000</text:p>
          </table:table-cell>
          <table:table-cell office:value-type="float" office:value="220000" calcext:value-type="float">
            <text:p>220000</text:p>
          </table:table-cell>
          <table:table-cell table:formula="of:=([.D54]+[.E54])/(1+[.$C$2])^[.C54]" office:value-type="float" office:value="82976.6791859551" calcext:value-type="float">
            <text:p>82976.6791859551</text:p>
          </table:table-cell>
          <table:table-cell table:formula="of:=([.F54])/(1+[.$C$2])^[.$C54]" office:value-type="float" office:value="192156.520220107" calcext:value-type="float">
            <text:p>192156.52022010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$D$53]" office:value-type="float" office:value="25000" calcext:value-type="float">
            <text:p>25000</text:p>
          </table:table-cell>
          <table:table-cell table:formula="of:=[.$E$53]" office:value-type="float" office:value="70000" calcext:value-type="float">
            <text:p>70000</text:p>
          </table:table-cell>
          <table:table-cell office:value-type="float" office:value="220000" calcext:value-type="float">
            <text:p>220000</text:p>
          </table:table-cell>
          <table:table-cell table:formula="of:=([.D55]+[.E55])/(1+[.$C$2])^[.C55]" office:value-type="float" office:value="77548.2983046309" calcext:value-type="float">
            <text:p>77548.2983046309</text:p>
          </table:table-cell>
          <table:table-cell table:formula="of:=([.F55])/(1+[.$C$2])^[.$C55]" office:value-type="float" office:value="179585.532915987" calcext:value-type="float">
            <text:p>179585.53291598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$D$53]" office:value-type="float" office:value="25000" calcext:value-type="float">
            <text:p>25000</text:p>
          </table:table-cell>
          <table:table-cell table:formula="of:=[.$E$53]" office:value-type="float" office:value="70000" calcext:value-type="float">
            <text:p>70000</text:p>
          </table:table-cell>
          <table:table-cell office:value-type="float" office:value="220000" calcext:value-type="float">
            <text:p>220000</text:p>
          </table:table-cell>
          <table:table-cell table:formula="of:=([.D56]+[.E56])/(1+[.$C$2])^[.C56]" office:value-type="float" office:value="72475.0451445149" calcext:value-type="float">
            <text:p>72475.0451445149</text:p>
          </table:table-cell>
          <table:table-cell table:formula="of:=([.F56])/(1+[.$C$2])^[.$C56]" office:value-type="float" office:value="167836.946650456" calcext:value-type="float">
            <text:p>167836.946650456</text:p>
          </table:table-cell>
        </table:table-row>
        <table:table-row-group table:display="false">
          <table:table-row table:style-name="ro1" table:visibility="collapse">
            <table:table-cell table:number-columns-repeated="2"/>
            <table:table-cell office:value-type="float" office:value="5" calcext:value-type="float">
              <text:p>5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53]" office:value-type="float" office:value="70000" calcext:value-type="float">
              <text:p>70000</text:p>
            </table:table-cell>
            <table:table-cell office:value-type="float" office:value="220000" calcext:value-type="float">
              <text:p>220000</text:p>
            </table:table-cell>
            <table:table-cell table:formula="of:=([.D57]+[.E57])/(1+[.$C$2])^[.C57]" office:value-type="float" office:value="67733.6870509485" calcext:value-type="float">
              <text:p>67733.6870509485</text:p>
            </table:table-cell>
            <table:table-cell table:formula="of:=([.F57])/(1+[.$C$2])^[.$C57]" office:value-type="float" office:value="156856.959486407" calcext:value-type="float">
              <text:p>156856.959486407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6" calcext:value-type="float">
              <text:p>6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53]" office:value-type="float" office:value="70000" calcext:value-type="float">
              <text:p>70000</text:p>
            </table:table-cell>
            <table:table-cell office:value-type="float" office:value="220000" calcext:value-type="float">
              <text:p>220000</text:p>
            </table:table-cell>
            <table:table-cell table:formula="of:=([.D58]+[.E58])/(1+[.$C$2])^[.C58]" office:value-type="float" office:value="63302.5112625687" calcext:value-type="float">
              <text:p>63302.5112625687</text:p>
            </table:table-cell>
            <table:table-cell table:formula="of:=([.F58])/(1+[.$C$2])^[.$C58]" office:value-type="float" office:value="146595.289239633" calcext:value-type="float">
              <text:p>146595.289239633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7" calcext:value-type="float">
              <text:p>7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53]" office:value-type="float" office:value="70000" calcext:value-type="float">
              <text:p>70000</text:p>
            </table:table-cell>
            <table:table-cell office:value-type="float" office:value="220000" calcext:value-type="float">
              <text:p>220000</text:p>
            </table:table-cell>
            <table:table-cell table:formula="of:=([.D59]+[.E59])/(1+[.$C$2])^[.C59]" office:value-type="float" office:value="59161.2254790361" calcext:value-type="float">
              <text:p>59161.2254790361</text:p>
            </table:table-cell>
            <table:table-cell table:formula="of:=([.F59])/(1+[.$C$2])^[.$C59]" office:value-type="float" office:value="137004.94321461" calcext:value-type="float">
              <text:p>137004.94321461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8" calcext:value-type="float">
              <text:p>8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53]" office:value-type="float" office:value="70000" calcext:value-type="float">
              <text:p>70000</text:p>
            </table:table-cell>
            <table:table-cell office:value-type="float" office:value="220000" calcext:value-type="float">
              <text:p>220000</text:p>
            </table:table-cell>
            <table:table-cell table:formula="of:=([.D60]+[.E60])/(1+[.$C$2])^[.C60]" office:value-type="float" office:value="55290.8649336786" calcext:value-type="float">
              <text:p>55290.8649336786</text:p>
            </table:table-cell>
            <table:table-cell table:formula="of:=([.F60])/(1+[.$C$2])^[.$C60]" office:value-type="float" office:value="128042.003004308" calcext:value-type="float">
              <text:p>128042.003004308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9" calcext:value-type="float">
              <text:p>9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53]" office:value-type="float" office:value="70000" calcext:value-type="float">
              <text:p>70000</text:p>
            </table:table-cell>
            <table:table-cell office:value-type="float" office:value="220000" calcext:value-type="float">
              <text:p>220000</text:p>
            </table:table-cell>
            <table:table-cell table:formula="of:=([.D61]+[.E61])/(1+[.$C$2])^[.C61]" office:value-type="float" office:value="51673.705545494" calcext:value-type="float">
              <text:p>51673.705545494</text:p>
            </table:table-cell>
            <table:table-cell table:formula="of:=([.F61])/(1+[.$C$2])^[.$C61]" office:value-type="float" office:value="119665.423368513" calcext:value-type="float">
              <text:p>119665.423368513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0" calcext:value-type="float">
              <text:p>10</text:p>
            </table:table-cell>
            <table:table-cell table:formula="of:=[.$D$53]+400000" office:value-type="float" office:value="425000" calcext:value-type="float">
              <text:p>425000</text:p>
            </table:table-cell>
            <table:table-cell table:formula="of:=[.$E$53]" office:value-type="float" office:value="70000" calcext:value-type="float">
              <text:p>70000</text:p>
            </table:table-cell>
            <table:table-cell office:value-type="float" office:value="220000" calcext:value-type="float">
              <text:p>220000</text:p>
            </table:table-cell>
            <table:table-cell table:formula="of:=([.D62]+[.E62])/(1+[.$C$2])^[.C62]" office:value-type="float" office:value="251632.899606685" calcext:value-type="float">
              <text:p>251632.899606685</text:p>
            </table:table-cell>
            <table:table-cell table:formula="of:=([.F62])/(1+[.$C$2])^[.$C62]" office:value-type="float" office:value="111836.844269638" calcext:value-type="float">
              <text:p>111836.844269638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1" calcext:value-type="float">
              <text:p>11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110000" office:value-type="float" office:value="110000" calcext:value-type="float">
              <text:p>110000</text:p>
            </table:table-cell>
            <table:table-cell office:value-type="float" office:value="220000" calcext:value-type="float">
              <text:p>220000</text:p>
            </table:table-cell>
            <table:table-cell table:formula="of:=([.D63]+[.E63])/(1+[.$C$2])^[.C63]" office:value-type="float" office:value="64137.5275123242" calcext:value-type="float">
              <text:p>64137.5275123242</text:p>
            </table:table-cell>
            <table:table-cell table:formula="of:=([.F63])/(1+[.$C$2])^[.$C63]" office:value-type="float" office:value="104520.415205269" calcext:value-type="float">
              <text:p>104520.41520526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2" calcext:value-type="float">
              <text:p>12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220000" calcext:value-type="float">
              <text:p>220000</text:p>
            </table:table-cell>
            <table:table-cell table:formula="of:=([.D64]+[.E64])/(1+[.$C$2])^[.C64]" office:value-type="float" office:value="59941.6144974992" calcext:value-type="float">
              <text:p>59941.6144974992</text:p>
            </table:table-cell>
            <table:table-cell table:formula="of:=([.F64])/(1+[.$C$2])^[.$C64]" office:value-type="float" office:value="97682.6310329617" calcext:value-type="float">
              <text:p>97682.6310329617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3" calcext:value-type="float">
              <text:p>13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220000" calcext:value-type="float">
              <text:p>220000</text:p>
            </table:table-cell>
            <table:table-cell table:formula="of:=([.D65]+[.E65])/(1+[.$C$2])^[.C65]" office:value-type="float" office:value="56020.2004649526" calcext:value-type="float">
              <text:p>56020.2004649526</text:p>
            </table:table-cell>
            <table:table-cell table:formula="of:=([.F65])/(1+[.$C$2])^[.$C65]" office:value-type="float" office:value="91292.1785354782" calcext:value-type="float">
              <text:p>91292.1785354782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4" calcext:value-type="float">
              <text:p>14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220000" calcext:value-type="float">
              <text:p>220000</text:p>
            </table:table-cell>
            <table:table-cell table:formula="of:=([.D66]+[.E66])/(1+[.$C$2])^[.C66]" office:value-type="float" office:value="52355.3275373388" calcext:value-type="float">
              <text:p>52355.3275373388</text:p>
            </table:table-cell>
            <table:table-cell table:formula="of:=([.F66])/(1+[.$C$2])^[.$C66]" office:value-type="float" office:value="85319.7930238114" calcext:value-type="float">
              <text:p>85319.7930238114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5" calcext:value-type="float">
              <text:p>15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220000" calcext:value-type="float">
              <text:p>220000</text:p>
            </table:table-cell>
            <table:table-cell table:formula="of:=([.D67]+[.E67])/(1+[.$C$2])^[.C67]" office:value-type="float" office:value="48930.2126517185" calcext:value-type="float">
              <text:p>48930.2126517185</text:p>
            </table:table-cell>
            <table:table-cell table:formula="of:=([.F67])/(1+[.$C$2])^[.$C67]" office:value-type="float" office:value="79738.1243213191" calcext:value-type="float">
              <text:p>79738.1243213191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6" calcext:value-type="float">
              <text:p>16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220000" calcext:value-type="float">
              <text:p>220000</text:p>
            </table:table-cell>
            <table:table-cell table:formula="of:=([.D68]+[.E68])/(1+[.$C$2])^[.C68]" office:value-type="float" office:value="45729.1707025407" calcext:value-type="float">
              <text:p>45729.1707025407</text:p>
            </table:table-cell>
            <table:table-cell table:formula="of:=([.F68])/(1+[.$C$2])^[.$C68]" office:value-type="float" office:value="74521.6115152515" calcext:value-type="float">
              <text:p>74521.6115152515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7" calcext:value-type="float">
              <text:p>17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220000" calcext:value-type="float">
              <text:p>220000</text:p>
            </table:table-cell>
            <table:table-cell table:formula="of:=([.D69]+[.E69])/(1+[.$C$2])^[.C69]" office:value-type="float" office:value="42737.5427126548" calcext:value-type="float">
              <text:p>42737.5427126548</text:p>
            </table:table-cell>
            <table:table-cell table:formula="of:=([.F69])/(1+[.$C$2])^[.$C69]" office:value-type="float" office:value="69646.3659021042" calcext:value-type="float">
              <text:p>69646.3659021042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8" calcext:value-type="float">
              <text:p>18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220000" calcext:value-type="float">
              <text:p>220000</text:p>
            </table:table-cell>
            <table:table-cell table:formula="of:=([.D70]+[.E70])/(1+[.$C$2])^[.C70]" office:value-type="float" office:value="39941.6287034157" calcext:value-type="float">
              <text:p>39941.6287034157</text:p>
            </table:table-cell>
            <table:table-cell table:formula="of:=([.F70])/(1+[.$C$2])^[.$C70]" office:value-type="float" office:value="65090.0615907516" calcext:value-type="float">
              <text:p>65090.0615907516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19" calcext:value-type="float">
              <text:p>19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220000" calcext:value-type="float">
              <text:p>220000</text:p>
            </table:table-cell>
            <table:table-cell table:formula="of:=([.D71]+[.E71])/(1+[.$C$2])^[.C71]" office:value-type="float" office:value="37328.6249564633" calcext:value-type="float">
              <text:p>37328.6249564633</text:p>
            </table:table-cell>
            <table:table-cell table:formula="of:=([.F71])/(1+[.$C$2])^[.$C71]" office:value-type="float" office:value="60831.8332623846" calcext:value-type="float">
              <text:p>60831.8332623846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0" calcext:value-type="float">
              <text:p>20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220000" calcext:value-type="float">
              <text:p>220000</text:p>
            </table:table-cell>
            <table:table-cell table:formula="of:=([.D72]+[.E72])/(1+[.$C$2])^[.C72]" office:value-type="float" office:value="34886.5653798722" calcext:value-type="float">
              <text:p>34886.5653798722</text:p>
            </table:table-cell>
            <table:table-cell table:formula="of:=([.F72])/(1+[.$C$2])^[.$C72]" office:value-type="float" office:value="56852.1806190511" calcext:value-type="float">
              <text:p>56852.1806190511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1" calcext:value-type="float">
              <text:p>21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73]+[.E73])/(1+[.$C$2])^[.C73]" office:value-type="float" office:value="32604.266710161" calcext:value-type="float">
              <text:p>32604.266710161</text:p>
            </table:table-cell>
            <table:table-cell table:formula="of:=([.F73])/(1+[.$C$2])^[.$C73]" office:value-type="float" office:value="94190.1038293539" calcext:value-type="float">
              <text:p>94190.103829353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2" calcext:value-type="float">
              <text:p>22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74]+[.E74])/(1+[.$C$2])^[.C74]" office:value-type="float" office:value="30471.2772992159" calcext:value-type="float">
              <text:p>30471.2772992159</text:p>
            </table:table-cell>
            <table:table-cell table:formula="of:=([.F74])/(1+[.$C$2])^[.$C74]" office:value-type="float" office:value="88028.1344199569" calcext:value-type="float">
              <text:p>88028.134419956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3" calcext:value-type="float">
              <text:p>23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75]+[.E75])/(1+[.$C$2])^[.C75]" office:value-type="float" office:value="28477.8292516036" calcext:value-type="float">
              <text:p>28477.8292516036</text:p>
            </table:table-cell>
            <table:table-cell table:formula="of:=([.F75])/(1+[.$C$2])^[.$C75]" office:value-type="float" office:value="82269.2845046326" calcext:value-type="float">
              <text:p>82269.2845046326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4" calcext:value-type="float">
              <text:p>24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76]+[.E76])/(1+[.$C$2])^[.C76]" office:value-type="float" office:value="26614.7936930875" calcext:value-type="float">
              <text:p>26614.7936930875</text:p>
            </table:table-cell>
            <table:table-cell table:formula="of:=([.F76])/(1+[.$C$2])^[.$C76]" office:value-type="float" office:value="76887.1817800305" calcext:value-type="float">
              <text:p>76887.1817800305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5" calcext:value-type="float">
              <text:p>25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77]+[.E77])/(1+[.$C$2])^[.C77]" office:value-type="float" office:value="24873.6389655023" calcext:value-type="float">
              <text:p>24873.6389655023</text:p>
            </table:table-cell>
            <table:table-cell table:formula="of:=([.F77])/(1+[.$C$2])^[.$C77]" office:value-type="float" office:value="71857.1792336734" calcext:value-type="float">
              <text:p>71857.1792336734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6" calcext:value-type="float">
              <text:p>26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78]+[.E78])/(1+[.$C$2])^[.C78]" office:value-type="float" office:value="23246.3915565442" calcext:value-type="float">
              <text:p>23246.3915565442</text:p>
            </table:table-cell>
            <table:table-cell table:formula="of:=([.F78])/(1+[.$C$2])^[.$C78]" office:value-type="float" office:value="67156.2422744611" calcext:value-type="float">
              <text:p>67156.2422744611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7" calcext:value-type="float">
              <text:p>27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79]+[.E79])/(1+[.$C$2])^[.C79]" office:value-type="float" office:value="21725.5995855553" calcext:value-type="float">
              <text:p>21725.5995855553</text:p>
            </table:table-cell>
            <table:table-cell table:formula="of:=([.F79])/(1+[.$C$2])^[.$C79]" office:value-type="float" office:value="62762.8432471599" calcext:value-type="float">
              <text:p>62762.843247159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8" calcext:value-type="float">
              <text:p>28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80]+[.E80])/(1+[.$C$2])^[.C80]" office:value-type="float" office:value="20304.2986780891" calcext:value-type="float">
              <text:p>20304.2986780891</text:p>
            </table:table-cell>
            <table:table-cell table:formula="of:=([.F80])/(1+[.$C$2])^[.$C80]" office:value-type="float" office:value="58656.862847813" calcext:value-type="float">
              <text:p>58656.862847813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29" calcext:value-type="float">
              <text:p>29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81]+[.E81])/(1+[.$C$2])^[.C81]" office:value-type="float" office:value="18975.9800729805" calcext:value-type="float">
              <text:p>18975.9800729805</text:p>
            </table:table-cell>
            <table:table-cell table:formula="of:=([.F81])/(1+[.$C$2])^[.$C81]" office:value-type="float" office:value="54819.4979886102" calcext:value-type="float">
              <text:p>54819.4979886102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0" calcext:value-type="float">
              <text:p>30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82]+[.E82])/(1+[.$C$2])^[.C82]" office:value-type="float" office:value="17734.5608158696" calcext:value-type="float">
              <text:p>17734.5608158696</text:p>
            </table:table-cell>
            <table:table-cell table:formula="of:=([.F82])/(1+[.$C$2])^[.$C82]" office:value-type="float" office:value="51233.17569029" calcext:value-type="float">
              <text:p>51233.1756902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1" calcext:value-type="float">
              <text:p>31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83]+[.E83])/(1+[.$C$2])^[.C83]" office:value-type="float" office:value="16574.3559026819" calcext:value-type="float">
              <text:p>16574.3559026819</text:p>
            </table:table-cell>
            <table:table-cell table:formula="of:=([.F83])/(1+[.$C$2])^[.$C83]" office:value-type="float" office:value="47881.4726077476" calcext:value-type="float">
              <text:p>47881.4726077476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2" calcext:value-type="float">
              <text:p>32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84]+[.E84])/(1+[.$C$2])^[.C84]" office:value-type="float" office:value="15490.0522454971" calcext:value-type="float">
              <text:p>15490.0522454971</text:p>
            </table:table-cell>
            <table:table-cell table:formula="of:=([.F84])/(1+[.$C$2])^[.$C84]" office:value-type="float" office:value="44749.0398203249" calcext:value-type="float">
              <text:p>44749.039820324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3" calcext:value-type="float">
              <text:p>33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85]+[.E85])/(1+[.$C$2])^[.C85]" office:value-type="float" office:value="14476.684341586" calcext:value-type="float">
              <text:p>14476.684341586</text:p>
            </table:table-cell>
            <table:table-cell table:formula="of:=([.F85])/(1+[.$C$2])^[.$C85]" office:value-type="float" office:value="41821.5325423597" calcext:value-type="float">
              <text:p>41821.5325423597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4" calcext:value-type="float">
              <text:p>34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86]+[.E86])/(1+[.$C$2])^[.C86]" office:value-type="float" office:value="13529.6115341926" calcext:value-type="float">
              <text:p>13529.6115341926</text:p>
            </table:table-cell>
            <table:table-cell table:formula="of:=([.F86])/(1+[.$C$2])^[.$C86]" office:value-type="float" office:value="39085.5444321119" calcext:value-type="float">
              <text:p>39085.544432111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5" calcext:value-type="float">
              <text:p>35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87]+[.E87])/(1+[.$C$2])^[.C87]" office:value-type="float" office:value="12644.4967609276" calcext:value-type="float">
              <text:p>12644.4967609276</text:p>
            </table:table-cell>
            <table:table-cell table:formula="of:=([.F87])/(1+[.$C$2])^[.$C87]" office:value-type="float" office:value="36528.5461982354" calcext:value-type="float">
              <text:p>36528.5461982354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6" calcext:value-type="float">
              <text:p>36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88]+[.E88])/(1+[.$C$2])^[.C88]" office:value-type="float" office:value="11817.2866924557" calcext:value-type="float">
              <text:p>11817.2866924557</text:p>
            </table:table-cell>
            <table:table-cell table:formula="of:=([.F88])/(1+[.$C$2])^[.$C88]" office:value-type="float" office:value="34138.8282226499" calcext:value-type="float">
              <text:p>34138.828222649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7" calcext:value-type="float">
              <text:p>37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89]+[.E89])/(1+[.$C$2])^[.C89]" office:value-type="float" office:value="11044.1931705194" calcext:value-type="float">
              <text:p>11044.1931705194</text:p>
            </table:table-cell>
            <table:table-cell table:formula="of:=([.F89])/(1+[.$C$2])^[.$C89]" office:value-type="float" office:value="31905.446937056" calcext:value-type="float">
              <text:p>31905.446937056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8" calcext:value-type="float">
              <text:p>38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90]+[.E90])/(1+[.$C$2])^[.C90]" office:value-type="float" office:value="10321.6758602985" calcext:value-type="float">
              <text:p>10321.6758602985</text:p>
            </table:table-cell>
            <table:table-cell table:formula="of:=([.F90])/(1+[.$C$2])^[.$C90]" office:value-type="float" office:value="29818.1747075289" calcext:value-type="float">
              <text:p>29818.1747075289</text:p>
            </table:table-cell>
          </table:table-row>
          <table:table-row table:style-name="ro1" table:visibility="collapse">
            <table:table-cell table:number-columns-repeated="2"/>
            <table:table-cell office:value-type="float" office:value="39" calcext:value-type="float">
              <text:p>39</text:p>
            </table:table-cell>
            <table:table-cell table:formula="of:=[.$D$53]" office:value-type="float" office:value="25000" calcext:value-type="float">
              <text:p>25000</text:p>
            </table:table-cell>
            <table:table-cell table:formula="of:=[.$E$63]" office:value-type="float" office:value="110000" calcext:value-type="float">
              <text:p>110000</text:p>
            </table:table-cell>
            <table:table-cell office:value-type="float" office:value="390000" calcext:value-type="float">
              <text:p>390000</text:p>
            </table:table-cell>
            <table:table-cell table:formula="of:=([.D91]+[.E91])/(1+[.$C$2])^[.C91]" office:value-type="float" office:value="9646.42603766213" calcext:value-type="float">
              <text:p>9646.42603766213</text:p>
            </table:table-cell>
            <table:table-cell table:formula="of:=([.F91])/(1+[.$C$2])^[.$C91]" office:value-type="float" office:value="27867.4529976906" calcext:value-type="float">
              <text:p>27867.4529976906</text:p>
            </table:table-cell>
          </table:table-row>
        </table:table-row-group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$D$53]" office:value-type="float" office:value="25000" calcext:value-type="float">
            <text:p>25000</text:p>
          </table:table-cell>
          <table:table-cell table:formula="of:=[.$E$63]" office:value-type="float" office:value="110000" calcext:value-type="float">
            <text:p>110000</text:p>
          </table:table-cell>
          <table:table-cell office:value-type="float" office:value="390000" calcext:value-type="float">
            <text:p>390000</text:p>
          </table:table-cell>
          <table:table-cell table:formula="of:=([.D92]+[.E92])/(1+[.$C$2])^[.C92]" office:value-type="float" office:value="9015.35143706741" calcext:value-type="float">
            <text:p>9015.35143706741</text:p>
          </table:table-cell>
          <table:table-cell table:formula="of:=([.F92])/(1+[.$C$2])^[.$C92]" office:value-type="float" office:value="26044.3485959725" calcext:value-type="float">
            <text:p>26044.3485959725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um</text:p>
          </table:table-cell>
          <table:table-cell table:style-name="ce3" table:number-columns-repeated="3"/>
          <table:table-cell table:style-name="ce3" table:formula="of:=SUM([.G52:.G92])" office:value-type="float" office:value="3222177.14897276" calcext:value-type="float">
            <text:p>3222177.14897276</text:p>
          </table:table-cell>
          <table:table-cell table:style-name="ce3" table:formula="of:=SUM([.H52:.H92])" office:value-type="float" office:value="3398384.02689121" calcext:value-type="float">
            <text:p>3398384.026891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.Calculate B/C ratio</text:p>
          </table:table-cell>
          <table:table-cell table:number-columns-repeated="4"/>
          <table:table-cell table:style-name="ce4" table:formula="of:=[.H93]/[.G93]" office:value-type="float" office:value="1.05468565810375" calcext:value-type="float">
            <text:p>1.0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Plan 1: Gravity, Plan 2: Pumping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PW of diff costs</text:p>
          </table:table-cell>
          <table:table-cell table:style-name="ce5"/>
          <table:table-cell table:style-name="ce5" table:formula="of:=[.G93]-[.G47]" office:value-type="float" office:value="188860.060546378" calcext:value-type="float">
            <text:p>188860.06054637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PW of diff benefits</text:p>
          </table:table-cell>
          <table:table-cell table:style-name="ce5"/>
          <table:table-cell table:style-name="ce5" table:formula="of:=[.H93]-[.H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Calculate diff in B/C ratio</text:p>
          </table:table-cell>
          <table:table-cell table:style-name="ce5"/>
          <table:table-cell table:style-name="ce5" table:formula="of:=[.E99]/[.E98]" office:value-type="float" office:value="0" calcext:value-type="float">
            <text:p>0</text:p>
          </table:table-cell>
          <table:table-cell table:number-columns-repeated="3"/>
        </table:table-row>
      </table:table>
      <table:table table:name="Problem3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)</text:p>
          </table:table-cell>
          <table:table-cell table:number-columns-repeated="3"/>
          <table:table-cell office:value-type="string" calcext:value-type="string">
            <text:p>Annual Lease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Initial Cost</text:p>
          </table:table-cell>
          <table:table-cell table:style-name="ce5" office:value-type="float" office:value="4500" calcext:value-type="float">
            <text:p>4500</text:p>
          </table:table-cell>
          <table:table-cell/>
          <table:table-cell office:value-type="string" calcext:value-type="string">
            <text:p>Alt: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Annual Benefit</text:p>
          </table:table-cell>
          <table:table-cell table:style-name="ce5" table:formula="of:=3000-1900" office:value-type="float" office:value="1100" calcext:value-type="float">
            <text:p>1100</text:p>
          </table:table-cell>
          <table:table-cell/>
          <table:table-cell office:value-type="string" calcext:value-type="string">
            <text:p>Initial Cost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office:value-type="string" calcext:value-type="string">
            <text:p>Software Lease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epayment Prd</text:p>
          </table:table-cell>
          <table:table-cell table:style-name="ce5" table:formula="of:=[.D3]/[.D4]" office:value-type="float" office:value="4.09090909090909" calcext:value-type="float">
            <text:p>4.0909090909090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est rate=</text:p>
          </table:table-cell>
          <table:table-cell table:style-name="ce10" office:value-type="percentage" office:value="0.1" calcext:value-type="percentage">
            <text:p>10.00%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Benefit</text:p>
          </table:table-cell>
          <table:table-cell office:value-type="string" calcext:value-type="string">
            <text:p>Discounted Benefits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[.$F10]/((1+[.$C$9])^[.$D10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1100" office:value-type="float" office:value="1100" calcext:value-type="float">
            <text:p>1100</text:p>
          </table:table-cell>
          <table:table-cell table:formula="of:=[.$F11]/((1+[.$C$9])^[.$D11])" office:value-type="float" office:value="1000" calcext:value-type="float">
            <text:p>100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[.$F$11]" office:value-type="float" office:value="1100" calcext:value-type="float">
            <text:p>1100</text:p>
          </table:table-cell>
          <table:table-cell table:formula="of:=[.$F12]/((1+[.$C$9])^[.$D12])" office:value-type="float" office:value="909.090909090909" calcext:value-type="float">
            <text:p>909.090909090909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[.$F$11]" office:value-type="float" office:value="1100" calcext:value-type="float">
            <text:p>1100</text:p>
          </table:table-cell>
          <table:table-cell table:formula="of:=[.$F13]/((1+[.$C$9])^[.$D13])" office:value-type="float" office:value="826.446280991735" calcext:value-type="float">
            <text:p>826.44628099173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formula="of:=[.$F$11]" office:value-type="float" office:value="1100" calcext:value-type="float">
            <text:p>1100</text:p>
          </table:table-cell>
          <table:table-cell table:formula="of:=[.$F14]/((1+[.$C$9])^[.$D14])" office:value-type="float" office:value="751.314800901578" calcext:value-type="float">
            <text:p>751.31480090157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formula="of:=[.$F$11]" office:value-type="float" office:value="1100" calcext:value-type="float">
            <text:p>1100</text:p>
          </table:table-cell>
          <table:table-cell table:formula="of:=[.$F15]/((1+[.$C$9])^[.$D15])" office:value-type="float" office:value="683.013455365071" calcext:value-type="float">
            <text:p>683.01345536507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formula="of:=500+1100" office:value-type="float" office:value="1600" calcext:value-type="float">
            <text:p>1600</text:p>
          </table:table-cell>
          <table:table-cell table:formula="of:=[.$F16]/((1+[.$C$9])^[.$D16])" office:value-type="float" office:value="903.158288086044" calcext:value-type="float">
            <text:p>903.1582880860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:</text:p>
          </table:table-cell>
          <table:table-cell table:formula="of:=SUM([.E10:.E16])" office:value-type="float" office:value="4500" calcext:value-type="float">
            <text:p>4500</text:p>
          </table:table-cell>
          <table:table-cell/>
          <table:table-cell table:style-name="ce5" table:formula="of:=SUM([.G10:.G16])" office:value-type="float" office:value="5073.02373443534" calcext:value-type="float">
            <text:p>5073.02373443534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B/C Ratio:</text:p>
          </table:table-cell>
          <table:table-cell table:style-name="ce5" table:formula="of:=[.G18]/[.E18]" office:value-type="float" office:value="1.1273386076523" calcext:value-type="float">
            <text:p>1.1273386076523</text:p>
          </table:table-cell>
          <table:table-cell table:number-columns-repeated="2"/>
        </table:table-row>
      </table:table>
      <table:table table:name="Problem4" table:style-name="ta1">
        <table:table-column table:style-name="co2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enefit</text:p>
          </table:table-cell>
          <table:table-cell office:value-type="string" calcext:value-type="string">
            <text:p>Discounted Cost</text:p>
          </table:table-cell>
          <table:table-cell office:value-type="string" calcext:value-type="string">
            <text:p>Discounted Benef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8000000" calcext:value-type="float">
            <text:p>38000000</text:p>
          </table:table-cell>
          <table:table-cell office:value-type="float" office:value="0" calcext:value-type="float">
            <text:p>0</text:p>
          </table:table-cell>
          <table:table-cell table:formula="of:=[.C3]/(1+[.$I$3])^[.$B3]" office:value-type="float" office:value="38000000" calcext:value-type="float">
            <text:p>38000000</text:p>
          </table:table-cell>
          <table:table-cell table:formula="of:=[.D3]/(1+[.$I$3])^[.$B3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interest rate=</text:p>
          </table:table-cell>
          <table:table-cell table:style-name="ce5" office:value-type="float" office:value="0.119739544278676" calcext:value-type="float">
            <text:p>0.11973954427867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800000+2600000" office:value-type="float" office:value="4400000" calcext:value-type="float">
            <text:p>4400000</text:p>
          </table:table-cell>
          <table:table-cell table:formula="of:=9000000" office:value-type="float" office:value="9000000" calcext:value-type="float">
            <text:p>9000000</text:p>
          </table:table-cell>
          <table:table-cell table:formula="of:=[.C4]/(1+[.$I$3])^[.$B4]" office:value-type="float" office:value="3929485.22938379" calcext:value-type="float">
            <text:p>3929485.22938379</text:p>
          </table:table-cell>
          <table:table-cell table:formula="of:=[.D4]/(1+[.$I$3])^[.$B4]" office:value-type="float" office:value="8037583.42373958" calcext:value-type="float">
            <text:p>8037583.423739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800000+2600000" office:value-type="float" office:value="4400000" calcext:value-type="float">
            <text:p>4400000</text:p>
          </table:table-cell>
          <table:table-cell table:formula="of:=9000000" office:value-type="float" office:value="9000000" calcext:value-type="float">
            <text:p>9000000</text:p>
          </table:table-cell>
          <table:table-cell table:formula="of:=[.C5]/(1+[.$I$3])^[.$B5]" office:value-type="float" office:value="3509285.03816941" calcext:value-type="float">
            <text:p>3509285.03816941</text:p>
          </table:table-cell>
          <table:table-cell table:formula="of:=[.D5]/(1+[.$I$3])^[.$B5]" office:value-type="float" office:value="7178083.03261925" calcext:value-type="float">
            <text:p>7178083.03261925</text:p>
          </table:table-cell>
          <table:table-cell/>
          <table:table-cell office:value-type="string" calcext:value-type="string">
            <text:p>B/C Ratio</text:p>
          </table:table-cell>
          <table:table-cell table:formula="of:=[.F44]/[.E44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1800000+2600000" office:value-type="float" office:value="4400000" calcext:value-type="float">
            <text:p>4400000</text:p>
          </table:table-cell>
          <table:table-cell table:formula="of:=9000000" office:value-type="float" office:value="9000000" calcext:value-type="float">
            <text:p>9000000</text:p>
          </table:table-cell>
          <table:table-cell table:formula="of:=[.C6]/(1+[.$I$3])^[.$B6]" office:value-type="float" office:value="3134019.02799642" calcext:value-type="float">
            <text:p>3134019.02799642</text:p>
          </table:table-cell>
          <table:table-cell table:formula="of:=[.D6]/(1+[.$I$3])^[.$B6]" office:value-type="float" office:value="6410493.46635631" calcext:value-type="float">
            <text:p>6410493.46635631</text:p>
          </table:table-cell>
          <table:table-cell table:number-columns-repeated="3"/>
        </table:table-row>
        <table:table-row-group table:display="false">
          <table:table-row table:style-name="ro1" table:visibility="collapse">
            <table:table-cell/>
            <table:table-cell office:value-type="float" office:value="4" calcext:value-type="float">
              <text:p>4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7]/(1+[.$I$3])^[.$B7]" office:value-type="float" office:value="2798882.15434538" calcext:value-type="float">
              <text:p>2798882.15434538</text:p>
            </table:table-cell>
            <table:table-cell table:formula="of:=[.D7]/(1+[.$I$3])^[.$B7]" office:value-type="float" office:value="5724986.22479738" calcext:value-type="float">
              <text:p>5724986.22479738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5" calcext:value-type="float">
              <text:p>5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8]/(1+[.$I$3])^[.$B8]" office:value-type="float" office:value="2499583.20097411" calcext:value-type="float">
              <text:p>2499583.20097411</text:p>
            </table:table-cell>
            <table:table-cell table:formula="of:=[.D8]/(1+[.$I$3])^[.$B8]" office:value-type="float" office:value="5112783.82017431" calcext:value-type="float">
              <text:p>5112783.82017431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6" calcext:value-type="float">
              <text:p>6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9]/(1+[.$I$3])^[.$B9]" office:value-type="float" office:value="2232289.83360082" calcext:value-type="float">
              <text:p>2232289.83360082</text:p>
            </table:table-cell>
            <table:table-cell table:formula="of:=[.D9]/(1+[.$I$3])^[.$B9]" office:value-type="float" office:value="4566047.38691078" calcext:value-type="float">
              <text:p>4566047.38691078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7" calcext:value-type="float">
              <text:p>7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10]/(1+[.$I$3])^[.$B10]" office:value-type="float" office:value="1993579.52928137" calcext:value-type="float">
              <text:p>1993579.52928137</text:p>
            </table:table-cell>
            <table:table-cell table:formula="of:=[.D10]/(1+[.$I$3])^[.$B10]" office:value-type="float" office:value="4077776.30989372" calcext:value-type="float">
              <text:p>4077776.30989372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8" calcext:value-type="float">
              <text:p>8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11]/(1+[.$I$3])^[.$B11]" office:value-type="float" office:value="1780395.75316206" calcext:value-type="float">
              <text:p>1780395.75316206</text:p>
            </table:table-cell>
            <table:table-cell table:formula="of:=[.D11]/(1+[.$I$3])^[.$B11]" office:value-type="float" office:value="3641718.5860133" calcext:value-type="float">
              <text:p>3641718.5860133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9" calcext:value-type="float">
              <text:p>9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12]/(1+[.$I$3])^[.$B12]" office:value-type="float" office:value="1590008.82147908" calcext:value-type="float">
              <text:p>1590008.82147908</text:p>
            </table:table-cell>
            <table:table-cell table:formula="of:=[.D12]/(1+[.$I$3])^[.$B12]" office:value-type="float" office:value="3252290.7712072" calcext:value-type="float">
              <text:p>3252290.7712072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10" calcext:value-type="float">
              <text:p>10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13]/(1+[.$I$3])^[.$B13]" office:value-type="float" office:value="1419980.94967999" calcext:value-type="float">
              <text:p>1419980.94967999</text:p>
            </table:table-cell>
            <table:table-cell table:formula="of:=[.D13]/(1+[.$I$3])^[.$B13]" office:value-type="float" office:value="2904506.4879818" calcext:value-type="float">
              <text:p>2904506.4879818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11" calcext:value-type="float">
              <text:p>11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14]/(1+[.$I$3])^[.$B14]" office:value-type="float" office:value="1268135.03813043" calcext:value-type="float">
              <text:p>1268135.03813043</text:p>
            </table:table-cell>
            <table:table-cell table:formula="of:=[.D14]/(1+[.$I$3])^[.$B14]" office:value-type="float" office:value="2593912.57799407" calcext:value-type="float">
              <text:p>2593912.57799407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12" calcext:value-type="float">
              <text:p>12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15]/(1+[.$I$3])^[.$B15]" office:value-type="float" office:value="1132526.79572673" calcext:value-type="float">
              <text:p>1132526.79572673</text:p>
            </table:table-cell>
            <table:table-cell table:formula="of:=[.D15]/(1+[.$I$3])^[.$B15]" office:value-type="float" office:value="2316532.0821683" calcext:value-type="float">
              <text:p>2316532.0821683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13" calcext:value-type="float">
              <text:p>13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16]/(1+[.$I$3])^[.$B16]" office:value-type="float" office:value="1011419.84447489" calcext:value-type="float">
              <text:p>1011419.84447489</text:p>
            </table:table-cell>
            <table:table-cell table:formula="of:=[.D16]/(1+[.$I$3])^[.$B16]" office:value-type="float" office:value="2068813.3182441" calcext:value-type="float">
              <text:p>2068813.3182441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14" calcext:value-type="float">
              <text:p>14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17]/(1+[.$I$3])^[.$B17]" office:value-type="float" office:value="903263.486265851" calcext:value-type="float">
              <text:p>903263.486265851</text:p>
            </table:table-cell>
            <table:table-cell table:formula="of:=[.D17]/(1+[.$I$3])^[.$B17]" office:value-type="float" office:value="1847584.4037256" calcext:value-type="float">
              <text:p>1847584.4037256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15" calcext:value-type="float">
              <text:p>15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18]/(1+[.$I$3])^[.$B18]" office:value-type="float" office:value="806672.847164403" calcext:value-type="float">
              <text:p>806672.847164403</text:p>
            </table:table-cell>
            <table:table-cell table:formula="of:=[.D18]/(1+[.$I$3])^[.$B18]" office:value-type="float" office:value="1650012.64192719" calcext:value-type="float">
              <text:p>1650012.64192719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16" calcext:value-type="float">
              <text:p>16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19]/(1+[.$I$3])^[.$B19]" office:value-type="float" office:value="720411.144972157" calcext:value-type="float">
              <text:p>720411.144972157</text:p>
            </table:table-cell>
            <table:table-cell table:formula="of:=[.D19]/(1+[.$I$3])^[.$B19]" office:value-type="float" office:value="1473568.25107941" calcext:value-type="float">
              <text:p>1473568.25107941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17" calcext:value-type="float">
              <text:p>17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20]/(1+[.$I$3])^[.$B20]" office:value-type="float" office:value="643373.853011718" calcext:value-type="float">
              <text:p>643373.853011718</text:p>
            </table:table-cell>
            <table:table-cell table:formula="of:=[.D20]/(1+[.$I$3])^[.$B20]" office:value-type="float" office:value="1315991.97206942" calcext:value-type="float">
              <text:p>1315991.97206942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18" calcext:value-type="float">
              <text:p>18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21]/(1+[.$I$3])^[.$B21]" office:value-type="float" office:value="574574.557359383" calcext:value-type="float">
              <text:p>574574.557359383</text:p>
            </table:table-cell>
            <table:table-cell table:formula="of:=[.D21]/(1+[.$I$3])^[.$B21]" office:value-type="float" office:value="1175266.14005328" calcext:value-type="float">
              <text:p>1175266.14005328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19" calcext:value-type="float">
              <text:p>19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22]/(1+[.$I$3])^[.$B22]" office:value-type="float" office:value="513132.326437143" calcext:value-type="float">
              <text:p>513132.326437143</text:p>
            </table:table-cell>
            <table:table-cell table:formula="of:=[.D22]/(1+[.$I$3])^[.$B22]" office:value-type="float" office:value="1049588.84953052" calcext:value-type="float">
              <text:p>1049588.84953052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20" calcext:value-type="float">
              <text:p>20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23]/(1+[.$I$3])^[.$B23]" office:value-type="float" office:value="458260.431239567" calcext:value-type="float">
              <text:p>458260.431239567</text:p>
            </table:table-cell>
            <table:table-cell table:formula="of:=[.D23]/(1+[.$I$3])^[.$B23]" office:value-type="float" office:value="937350.882080933" calcext:value-type="float">
              <text:p>937350.882080933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21" calcext:value-type="float">
              <text:p>21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24]/(1+[.$I$3])^[.$B24]" office:value-type="float" office:value="409256.271765211" calcext:value-type="float">
              <text:p>409256.271765211</text:p>
            </table:table-cell>
            <table:table-cell table:formula="of:=[.D24]/(1+[.$I$3])^[.$B24]" office:value-type="float" office:value="837115.101337931" calcext:value-type="float">
              <text:p>837115.101337931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22" calcext:value-type="float">
              <text:p>22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25]/(1+[.$I$3])^[.$B25]" office:value-type="float" office:value="365492.380666835" calcext:value-type="float">
              <text:p>365492.380666835</text:p>
            </table:table-cell>
            <table:table-cell table:formula="of:=[.D25]/(1+[.$I$3])^[.$B25]" office:value-type="float" office:value="747598.051363982" calcext:value-type="float">
              <text:p>747598.051363982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23" calcext:value-type="float">
              <text:p>23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26]/(1+[.$I$3])^[.$B26]" office:value-type="float" office:value="326408.388927875" calcext:value-type="float">
              <text:p>326408.388927875</text:p>
            </table:table-cell>
            <table:table-cell table:formula="of:=[.D26]/(1+[.$I$3])^[.$B26]" office:value-type="float" office:value="667653.522807017" calcext:value-type="float">
              <text:p>667653.522807017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24" calcext:value-type="float">
              <text:p>24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27]/(1+[.$I$3])^[.$B27]" office:value-type="float" office:value="291503.850690692" calcext:value-type="float">
              <text:p>291503.850690692</text:p>
            </table:table-cell>
            <table:table-cell table:formula="of:=[.D27]/(1+[.$I$3])^[.$B27]" office:value-type="float" office:value="596257.876412779" calcext:value-type="float">
              <text:p>596257.876412779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25" calcext:value-type="float">
              <text:p>25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28]/(1+[.$I$3])^[.$B28]" office:value-type="float" office:value="260331.835363085" calcext:value-type="float">
              <text:p>260331.835363085</text:p>
            </table:table-cell>
            <table:table-cell table:formula="of:=[.D28]/(1+[.$I$3])^[.$B28]" office:value-type="float" office:value="532496.935969946" calcext:value-type="float">
              <text:p>532496.935969946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26" calcext:value-type="float">
              <text:p>26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29]/(1+[.$I$3])^[.$B29]" office:value-type="float" office:value="232493.204954004" calcext:value-type="float">
              <text:p>232493.204954004</text:p>
            </table:table-cell>
            <table:table-cell table:formula="of:=[.D29]/(1+[.$I$3])^[.$B29]" office:value-type="float" office:value="475554.282860462" calcext:value-type="float">
              <text:p>475554.282860462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27" calcext:value-type="float">
              <text:p>27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30]/(1+[.$I$3])^[.$B30]" office:value-type="float" office:value="207631.503363376" calcext:value-type="float">
              <text:p>207631.503363376</text:p>
            </table:table-cell>
            <table:table-cell table:formula="of:=[.D30]/(1+[.$I$3])^[.$B30]" office:value-type="float" office:value="424700.802334179" calcext:value-type="float">
              <text:p>424700.802334179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28" calcext:value-type="float">
              <text:p>28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31]/(1+[.$I$3])^[.$B31]" office:value-type="float" office:value="185428.392186623" calcext:value-type="float">
              <text:p>185428.392186623</text:p>
            </table:table-cell>
            <table:table-cell table:formula="of:=[.D31]/(1+[.$I$3])^[.$B31]" office:value-type="float" office:value="379285.347654455" calcext:value-type="float">
              <text:p>379285.347654455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29" calcext:value-type="float">
              <text:p>29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32]/(1+[.$I$3])^[.$B32]" office:value-type="float" office:value="165599.574592209" calcext:value-type="float">
              <text:p>165599.574592209</text:p>
            </table:table-cell>
            <table:table-cell table:formula="of:=[.D32]/(1+[.$I$3])^[.$B32]" office:value-type="float" office:value="338726.402574972" calcext:value-type="float">
              <text:p>338726.402574972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30" calcext:value-type="float">
              <text:p>30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33]/(1+[.$I$3])^[.$B33]" office:value-type="float" office:value="147891.155080074" calcext:value-type="float">
              <text:p>147891.155080074</text:p>
            </table:table-cell>
            <table:table-cell table:formula="of:=[.D33]/(1+[.$I$3])^[.$B33]" office:value-type="float" office:value="302504.63539106" calcext:value-type="float">
              <text:p>302504.63539106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31" calcext:value-type="float">
              <text:p>31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34]/(1+[.$I$3])^[.$B34]" office:value-type="float" office:value="132076.388509922" calcext:value-type="float">
              <text:p>132076.388509922</text:p>
            </table:table-cell>
            <table:table-cell table:formula="of:=[.D34]/(1+[.$I$3])^[.$B34]" office:value-type="float" office:value="270156.249224841" calcext:value-type="float">
              <text:p>270156.249224841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32" calcext:value-type="float">
              <text:p>32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35]/(1+[.$I$3])^[.$B35]" office:value-type="float" office:value="117952.776772749" calcext:value-type="float">
              <text:p>117952.776772749</text:p>
            </table:table-cell>
            <table:table-cell table:formula="of:=[.D35]/(1+[.$I$3])^[.$B35]" office:value-type="float" office:value="241267.043398804" calcext:value-type="float">
              <text:p>241267.043398804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33" calcext:value-type="float">
              <text:p>33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36]/(1+[.$I$3])^[.$B36]" office:value-type="float" office:value="105339.4759303" calcext:value-type="float">
              <text:p>105339.4759303</text:p>
            </table:table-cell>
            <table:table-cell table:formula="of:=[.D36]/(1+[.$I$3])^[.$B36]" office:value-type="float" office:value="215467.109857432" calcext:value-type="float">
              <text:p>215467.109857432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34" calcext:value-type="float">
              <text:p>34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37]/(1+[.$I$3])^[.$B37]" office:value-type="float" office:value="94074.9806225327" calcext:value-type="float">
              <text:p>94074.9806225327</text:p>
            </table:table-cell>
            <table:table-cell table:formula="of:=[.D37]/(1+[.$I$3])^[.$B37]" office:value-type="float" office:value="192426.096727908" calcext:value-type="float">
              <text:p>192426.096727908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35" calcext:value-type="float">
              <text:p>35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38]/(1+[.$I$3])^[.$B38]" office:value-type="float" office:value="84015.0560933657" calcext:value-type="float">
              <text:p>84015.0560933657</text:p>
            </table:table-cell>
            <table:table-cell table:formula="of:=[.D38]/(1+[.$I$3])^[.$B38]" office:value-type="float" office:value="171848.978372793" calcext:value-type="float">
              <text:p>171848.978372793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36" calcext:value-type="float">
              <text:p>36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39]/(1+[.$I$3])^[.$B39]" office:value-type="float" office:value="75030.8913556207" calcext:value-type="float">
              <text:p>75030.8913556207</text:p>
            </table:table-cell>
            <table:table-cell table:formula="of:=[.D39]/(1+[.$I$3])^[.$B39]" office:value-type="float" office:value="153472.277772861" calcext:value-type="float">
              <text:p>153472.277772861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37" calcext:value-type="float">
              <text:p>37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40]/(1+[.$I$3])^[.$B40]" office:value-type="float" office:value="67007.4498475936" calcext:value-type="float">
              <text:p>67007.4498475936</text:p>
            </table:table-cell>
            <table:table-cell table:formula="of:=[.D40]/(1+[.$I$3])^[.$B40]" office:value-type="float" office:value="137060.692870078" calcext:value-type="float">
              <text:p>137060.692870078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38" calcext:value-type="float">
              <text:p>38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41]/(1+[.$I$3])^[.$B41]" office:value-type="float" office:value="59841.9964624533" calcext:value-type="float">
              <text:p>59841.9964624533</text:p>
            </table:table-cell>
            <table:table-cell table:formula="of:=[.D41]/(1+[.$I$3])^[.$B41]" office:value-type="float" office:value="122404.0836732" calcext:value-type="float">
              <text:p>122404.0836732</text:p>
            </table:table-cell>
            <table:table-cell table:number-columns-repeated="3"/>
          </table:table-row>
          <table:table-row table:style-name="ro1" table:visibility="collapse">
            <table:table-cell/>
            <table:table-cell office:value-type="float" office:value="39" calcext:value-type="float">
              <text:p>39</text:p>
            </table:table-cell>
            <table:table-cell table:formula="of:=1800000+2600000" office:value-type="float" office:value="4400000" calcext:value-type="float">
              <text:p>4400000</text:p>
            </table:table-cell>
            <table:table-cell table:formula="of:=9000000" office:value-type="float" office:value="9000000" calcext:value-type="float">
              <text:p>9000000</text:p>
            </table:table-cell>
            <table:table-cell table:formula="of:=[.C42]/(1+[.$I$3])^[.$B42]" office:value-type="float" office:value="53442.7820900108" calcext:value-type="float">
              <text:p>53442.7820900108</text:p>
            </table:table-cell>
            <table:table-cell table:formula="of:=[.D42]/(1+[.$I$3])^[.$B42]" office:value-type="float" office:value="109314.781547749" calcext:value-type="float">
              <text:p>109314.781547749</text:p>
            </table:table-cell>
            <table:table-cell table:number-columns-repeated="3"/>
          </table:table-row>
        </table:table-row-group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1800000+2600000" office:value-type="float" office:value="4400000" calcext:value-type="float">
            <text:p>4400000</text:p>
          </table:table-cell>
          <table:table-cell table:formula="of:=9000000" office:value-type="float" office:value="9000000" calcext:value-type="float">
            <text:p>9000000</text:p>
          </table:table-cell>
          <table:table-cell table:formula="of:=[.C43]/(1+[.$I$3])^[.$B43]" office:value-type="float" office:value="47727.8688272441" calcext:value-type="float">
            <text:p>47727.8688272441</text:p>
          </table:table-cell>
          <table:table-cell table:formula="of:=[.D43]/(1+[.$I$3])^[.$B43]" office:value-type="float" office:value="97625.1862375448" calcext:value-type="float">
            <text:p>97625.18623754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43])" office:value-type="float" office:value="214000000" calcext:value-type="float">
            <text:p>214000000</text:p>
          </table:table-cell>
          <table:table-cell table:formula="of:=SUM([.D4:.D43])" office:value-type="float" office:value="360000000" calcext:value-type="float">
            <text:p>360000000</text:p>
          </table:table-cell>
          <table:table-cell table:formula="of:=SUM([.E3:.E43])" office:value-type="float" office:value="74347826.0869565" calcext:value-type="float">
            <text:p>74347826.0869565</text:p>
          </table:table-cell>
          <table:table-cell table:formula="of:=SUM([.F3:.F43])" office:value-type="float" office:value="74347826.0869565" calcext:value-type="float">
            <text:p>74347826.086956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7T15:02:51.150000000</meta:creation-date>
    <dc:date>2023-02-08T18:39:12.445000000</dc:date>
    <meta:editing-duration>P1DT1H7M37S</meta:editing-duration>
    <meta:editing-cycles>5</meta:editing-cycles>
    <meta:generator>LibreOffice/7.4.0.3$Windows_X86_64 LibreOffice_project/f85e47c08ddd19c015c0114a68350214f7066f5a</meta:generator>
    <meta:print-date>2023-02-08T18:11:22.006000000</meta:print-date>
    <meta:document-statistic meta:table-count="3" meta:cell-count="747" meta:object-count="0"/>
  </office:meta>
</office:document-meta>
</file>